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d8044" officeooo:paragraph-rsid="001d8044"/>
    </style:style>
    <style:style style:name="P2" style:family="paragraph" style:parent-style-name="Standard" style:list-style-name="L1">
      <style:text-properties officeooo:rsid="001d8044" officeooo:paragraph-rsid="001d8044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TIVOS DE NEGOCIOS DE LA EMPRESA QUE APLICAN AL PROYECTO</text:p>
      <text:p text:style-name="P1"/>
      <text:list xml:id="list2680976031" text:style-name="L1">
        <text:list-item>
          <text:p text:style-name="P2">Diseño del chasis y fabricacion del chasis</text:p>
        </text:list-item>
        <text:list-item>
          <text:p text:style-name="P2">Adaptacion de los componentes internos (Electronica y mecanica) al chasis</text:p>
        </text:list-item>
        <text:list-item>
          <text:p text:style-name="P2">Pruevas y analicis del funcionamiento del sistema de control y comunicación RC</text:p>
        </text:list-item>
        <text:list-item>
          <text:p text:style-name="P2">Evaluar el funcionamiento mecanico y electrico del arma implementada en el robot</text:p>
        </text:list-item>
        <text:list-item>
          <text:p text:style-name="P2">Poner a prueba el robot de combate y verificar su correcto funcionamiento</text:p>
        </text:list-item>
        <text:list-item>
          <text:p text:style-name="P2">Dar entrega del robot de combate en tiempo y forma en la fecha establecida: 4 de mayo</text:p>
        </text:list-item>
      </text:list>
      <text:p text:style-name="P1"/>
      <text:p text:style-name="P1"/>
      <text:p text:style-name="P1">REQUISITOS DE PRODUCTOS/SERVICIOS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5T10:44:29.346000000</meta:creation-date>
    <dc:date>2023-03-15T11:07:37.489000000</dc:date>
    <meta:editing-duration>PT23M8S</meta:editing-duration>
    <meta:editing-cycles>2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8" meta:word-count="89" meta:character-count="529" meta:non-whitespace-character-count="454"/>
  </office:meta>
</office:document-meta>
</file>